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61BBAB4C.svm"/>
  <manifest:file-entry manifest:media-type="" manifest:full-path="Object 2/Pictures/2000000D000000DD000000DD305D4BF5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61BBAB4C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800000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3" table:default-cell-style-name="Default"/>
        <table:table-row table:style-name="ro1">
          <table:table-cell office:value-type="string">
            <text:p>Razor measurement 8/13/20 at aft bulkhead over Nav System after calibration</text:p>
          </table:table-cell>
          <table:table-cell table:number-columns-repeated="1022"/>
        </table:table-row>
        <table:table-row table:style-name="ro1">
          <table:table-cell office:value-type="string">
            <text:p>Cord to stern</text:p>
          </table:table-cell>
          <table:table-cell office:value-type="string">
            <text:p>CW</text:p>
          </table:table-cell>
          <table:table-cell office:value-type="string">
            <text:p>Cord to Bow</text:p>
          </table:table-cell>
          <table:table-cell office:value-type="string">
            <text:p>CW</text:p>
          </table:table-cell>
          <table:table-cell table:number-columns-repeated="1019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176">
            <text:p>176</text:p>
          </table:table-cell>
          <table:table-cell table:number-columns-repeated="1019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6">
            <text:p>86</text:p>
          </table:table-cell>
          <table:table-cell table:style-name="ce1" table:formula="of:=[.D3]-[.C3]" office:value-type="float" office:value="83">
            <text:p>83</text:p>
          </table:table-cell>
          <table:table-cell table:style-name="ce1" table:number-columns-repeated="1019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-176">
            <text:p>-176</text:p>
          </table:table-cell>
          <table:table-cell table:number-columns-repeated="1019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2">
            <text:p>92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0-09-06">
            <text:p>09/06/20</text:p>
          </table:table-cell>
          <table:table-cell table:number-columns-repeated="102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179">
            <text:p>179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9/6/20 In motion measurements used for SignalK calibration</text:p>
          </table:table-cell>
          <table:table-cell table:number-columns-repeated="1022"/>
        </table:table-row>
        <table:table-row table:style-name="ro1">
          <table:table-cell office:value-type="string">
            <text:p>in1</text:p>
          </table:table-cell>
          <table:table-cell/>
          <table:table-cell office:value-type="string">
            <text:p>out1</text:p>
          </table:table-cell>
          <table:table-cell table:number-columns-repeated="1020"/>
        </table:table-row>
        <table:table-row table:style-name="ro1">
          <table:table-cell office:value-type="float" office:value="-143">
            <text:p>-143</text:p>
          </table:table-cell>
          <table:table-cell table:formula="of:=RADIANS([.A12])" office:value-type="float" office:value="-2.49582083035189">
            <text:p>-2.4958208304</text:p>
          </table:table-cell>
          <table:table-cell office:value-type="float" office:value="45">
            <text:p>45</text:p>
          </table:table-cell>
          <table:table-cell table:formula="of:=RADIANS([.C12])" office:value-type="float" office:value="0.785398163397448">
            <text:p>0.7853981634</text:p>
          </table:table-cell>
          <table:table-cell table:number-columns-repeated="1019"/>
        </table:table-row>
        <table:table-row table:style-name="ro1">
          <table:table-cell office:value-type="float" office:value="-86">
            <text:p>-86</text:p>
          </table:table-cell>
          <table:table-cell table:formula="of:=RADIANS([.A13])" office:value-type="float" office:value="-1.50098315671512">
            <text:p>-1.5009831567</text:p>
          </table:table-cell>
          <table:table-cell office:value-type="float" office:value="90">
            <text:p>90</text:p>
          </table:table-cell>
          <table:table-cell table:formula="of:=RADIANS([.C13])" office:value-type="float" office:value="1.5707963267949">
            <text:p>1.5707963268</text:p>
          </table:table-cell>
          <table:table-cell table:number-columns-repeated="1019"/>
        </table:table-row>
        <table:table-row table:style-name="ro1">
          <table:table-cell office:value-type="float" office:value="-36">
            <text:p>-36</text:p>
          </table:table-cell>
          <table:table-cell table:formula="of:=RADIANS([.A14])" office:value-type="float" office:value="-0.628318530717959">
            <text:p>-0.6283185307</text:p>
          </table:table-cell>
          <table:table-cell office:value-type="float" office:value="135">
            <text:p>135</text:p>
          </table:table-cell>
          <table:table-cell table:formula="of:=RADIANS([.C14])" office:value-type="float" office:value="2.35619449019234">
            <text:p>2.356194490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formula="of:=RADIANS([.A15])" office:value-type="float" office:value="0.0523598775598299">
            <text:p>0.0523598776</text:p>
          </table:table-cell>
          <table:table-cell office:value-type="float" office:value="180">
            <text:p>180</text:p>
          </table:table-cell>
          <table:table-cell table:formula="of:=RADIANS([.C15])"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formula="of:=RADIANS([.A16])" office:value-type="float" office:value="0.750491578357562">
            <text:p>0.7504915784</text:p>
          </table:table-cell>
          <table:table-cell office:value-type="float" office:value="225">
            <text:p>225</text:p>
          </table:table-cell>
          <table:table-cell table:formula="of:=RADIANS([.C16])" office:value-type="float" office:value="3.92699081698724">
            <text:p>3.926990817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formula="of:=RADIANS([.A17])" office:value-type="float" office:value="1.43116998663535">
            <text:p>1.4311699866</text:p>
          </table:table-cell>
          <table:table-cell office:value-type="float" office:value="270">
            <text:p>270</text:p>
          </table:table-cell>
          <table:table-cell table:formula="of:=RADIANS([.C17])" office:value-type="float" office:value="4.71238898038469">
            <text:p>4.7123889804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table:formula="of:=RADIANS([.A18])" office:value-type="float" office:value="2.16420827247297">
            <text:p>2.1642082725</text:p>
          </table:table-cell>
          <table:table-cell office:value-type="float" office:value="315">
            <text:p>315</text:p>
          </table:table-cell>
          <table:table-cell table:formula="of:=RADIANS([.C18])" office:value-type="float" office:value="5.49778714378214">
            <text:p>5.4977871438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table:formula="of:=RADIANS([.A19])" office:value-type="float" office:value="2.91469985083053">
            <text:p>2.9146998508</text:p>
          </table:table-cell>
          <table:table-cell office:value-type="float" office:value="360">
            <text:p>360</text:p>
          </table:table-cell>
          <table:table-cell office:value-type="float" office:value="6.28318">
            <text:p>6.2831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9/7/20 In motion measurements after SignalK calibration</text:p>
          </table:table-cell>
          <table:table-cell table:number-columns-repeated="1022"/>
        </table:table-row>
        <table:table-row table:style-name="ro1">
          <table:table-cell office:value-type="string">
            <text:p>ST6000 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  <table:table-cell table:formula="of:=[.B23]-[.A23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table:formula="of:=[.B24]-[.A24]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80">
            <text:p>180</text:p>
          </table:table-cell>
          <table:table-cell table:formula="of:=[.B25]-[.A2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table:formula="of:=[.B26]-[.A26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table:formula="of:=[.B27]-[.A27]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table:formula="of:=[.B28]-[.A28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1.6">
            <text:p>41.6</text:p>
          </table:table-cell>
          <table:table-cell table:formula="of:=[.B29]-[.A29]" office:value-type="float" office:value="-2.4">
            <text:p>-2.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table:formula="of:=[.B30]-[.A30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table:formula="of:=[.B31]-[.A31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 table:formula="of:=[.B32]-[.A32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formula="of:=[.B33]-[.A33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table:formula="of:=[.B34]-[.A34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table:formula="of:=[.B35]-[.A3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[.B36]-[.A36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formula="of:=[.B37]-[.A3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89">
            <text:p>189</text:p>
          </table:table-cell>
          <table:table-cell table:formula="of:=[.B38]-[.A3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formula="of:=[.B39]-[.A39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formula="of:=[.B40]-[.A40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formula="of:=[.B41]-[.A41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formula="of:=[.B42]-[.A42]" office:value-type="float" office:value="-3">
            <text:p>-3</text:p>
          </table:table-cell>
          <table:table-cell/>
          <table:table-cell>
            <draw:frame table:end-cell-address="Sheet1.L64" table:end-x="0.878in" table:end-y="0.089in" draw:z-index="0" draw:style-name="gr1" draw:text-style-name="P1" svg:width="6.3441in" svg:height="3.9953in" svg:x="0.7571in" svg:y="0.0055in">
              <draw:object draw:notify-on-update-of-ranges="Sheet1.A23:Sheet1.A69 Sheet1.B22:Sheet1.B22 Sheet1.B23:Sheet1.B69 Sheet1.A23:Sheet1.A69 Sheet1.C22:Sheet1.C22 Sheet1.C23:Sheet1.C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5">
            <text:p>135</text:p>
          </table:table-cell>
          <table:table-cell table:formula="of:=[.B43]-[.A43]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  <table:table-cell table:formula="of:=[.B44]-[.A44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table:formula="of:=[.B45]-[.A45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table:formula="of:=[.B46]-[.A46]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table:formula="of:=[.B47]-[.A47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table:formula="of:=[.B48]-[.A48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table:formula="of:=[.B49]-[.A49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formula="of:=[.B50]-[.A50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formula="of:=[.B51]-[.A51]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formula="of:=[.B52]-[.A52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53]-[.A5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B54]-[.A5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55]-[.A55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56]-[.A56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57]-[.A5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51">
            <text:p>351</text:p>
          </table:table-cell>
          <table:table-cell table:formula="of:=[.B58]-[.A5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table:formula="of:=[.B59]-[.A59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32">
            <text:p>332</text:p>
          </table:table-cell>
          <table:table-cell table:formula="of:=[.B60]-[.A60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2">
            <text:p>322</text:p>
          </table:table-cell>
          <table:table-cell table:formula="of:=[.B61]-[.A61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table:formula="of:=[.B62]-[.A62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05">
            <text:p>305</text:p>
          </table:table-cell>
          <table:table-cell table:formula="of:=[.B63]-[.A63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table:formula="of:=[.B64]-[.A64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8">
            <text:p>288</text:p>
          </table:table-cell>
          <table:table-cell table:formula="of:=[.B65]-[.A65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7">
            <text:p>277</text:p>
          </table:table-cell>
          <table:table-cell table:formula="of:=[.B66]-[.A66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table:formula="of:=[.B67]-[.A67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table:formula="of:=[.B68]-[.A68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table:formula="of:=[.B69]-[.A69]" office:value-type="float" office:value="4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Calibration 2 9/7/20</text:p>
          </table:table-cell>
          <table:table-cell table:number-columns-repeated="4"/>
          <table:table-cell>
            <draw:frame table:end-cell-address="Sheet1.M92" table:end-x="0.3185in" table:end-y="0.1362in" draw:z-index="1" draw:style-name="gr1" draw:text-style-name="P1" svg:width="6.289in" svg:height="3.5457in" svg:x="0.2528in" svg:y="0.1465in">
              <draw:object draw:notify-on-update-of-ranges="Sheet1.A12:Sheet1.A19 Sheet1.A11:Sheet1.A11 Sheet1.C12:Sheet1.C19 Sheet1.A85:Sheet1.A92 Sheet1.A84:Sheet1.A84 Sheet1.C85:Sheet1.C92 Sheet1.A74:Sheet1.A81 Sheet1.A73:Sheet1.A73 Sheet1.C74:Sheet1.C8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in2</text:p>
          </table:table-cell>
          <table:table-cell/>
          <table:table-cell office:value-type="string">
            <text:p>out2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table:formula="of:=RADIANS([.A74])" office:value-type="float" office:value="2.8623399732707">
            <text:p>2.8623399733</text:p>
          </table:table-cell>
          <table:table-cell office:value-type="float" office:value="357">
            <text:p>357</text:p>
          </table:table-cell>
          <table:table-cell table:formula="of:=RADIANS([.C74])" office:value-type="float" office:value="6.23082542961976">
            <text:p>6.2308254296</text:p>
          </table:table-cell>
          <table:table-cell table:number-columns-repeated="1019"/>
        </table:table-row>
        <table:table-row table:style-name="ro1">
          <table:table-cell office:value-type="float" office:value="-141">
            <text:p>-141</text:p>
          </table:table-cell>
          <table:table-cell table:formula="of:=RADIANS([.A75])" office:value-type="float" office:value="-2.460914245312">
            <text:p>-2.4609142453</text:p>
          </table:table-cell>
          <table:table-cell office:value-type="float" office:value="46">
            <text:p>46</text:p>
          </table:table-cell>
          <table:table-cell table:formula="of:=RADIANS([.C75])" office:value-type="float" office:value="0.802851455917392">
            <text:p>0.8028514559</text:p>
          </table:table-cell>
          <table:table-cell table:number-columns-repeated="1019"/>
        </table:table-row>
        <table:table-row table:style-name="ro1">
          <table:table-cell office:value-type="float" office:value="-83">
            <text:p>-83</text:p>
          </table:table-cell>
          <table:table-cell table:formula="of:=RADIANS([.A76])" office:value-type="float" office:value="-1.44862327915529">
            <text:p>-1.4486232792</text:p>
          </table:table-cell>
          <table:table-cell office:value-type="float" office:value="90">
            <text:p>90</text:p>
          </table:table-cell>
          <table:table-cell table:formula="of:=RADIANS([.C76])" office:value-type="float" office:value="1.5707963267949">
            <text:p>1.5707963268</text:p>
          </table:table-cell>
          <table:table-cell table:number-columns-repeated="1019"/>
        </table:table-row>
        <table:table-row table:style-name="ro1">
          <table:table-cell office:value-type="float" office:value="-38">
            <text:p>-38</text:p>
          </table:table-cell>
          <table:table-cell table:formula="of:=RADIANS([.A77])" office:value-type="float" office:value="-0.663225115757845">
            <text:p>-0.6632251158</text:p>
          </table:table-cell>
          <table:table-cell office:value-type="float" office:value="133">
            <text:p>133</text:p>
          </table:table-cell>
          <table:table-cell table:formula="of:=RADIANS([.C77])" office:value-type="float" office:value="2.32128790515246">
            <text:p>2.321287905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formula="of:=RADIANS([.A78])" office:value-type="float" office:value="0.0523598775598299">
            <text:p>0.0523598776</text:p>
          </table:table-cell>
          <table:table-cell office:value-type="float" office:value="180">
            <text:p>180</text:p>
          </table:table-cell>
          <table:table-cell table:formula="of:=RADIANS([.C78])"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formula="of:=RADIANS([.A79])" office:value-type="float" office:value="0.698131700797732">
            <text:p>0.6981317008</text:p>
          </table:table-cell>
          <table:table-cell office:value-type="float" office:value="222">
            <text:p>222</text:p>
          </table:table-cell>
          <table:table-cell table:formula="of:=RADIANS([.C79])" office:value-type="float" office:value="3.87463093942741">
            <text:p>3.8746309394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formula="of:=RADIANS([.A80])" office:value-type="float" office:value="1.46607657167524">
            <text:p>1.4660765717</text:p>
          </table:table-cell>
          <table:table-cell office:value-type="float" office:value="271">
            <text:p>271</text:p>
          </table:table-cell>
          <table:table-cell table:formula="of:=RADIANS([.C80])" office:value-type="float" office:value="4.72984227290463">
            <text:p>4.7298422729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table:formula="of:=RADIANS([.A81])" office:value-type="float" office:value="2.19911485751286">
            <text:p>2.1991148575</text:p>
          </table:table-cell>
          <table:table-cell office:value-type="float" office:value="317">
            <text:p>317</text:p>
          </table:table-cell>
          <table:table-cell table:formula="of:=RADIANS([.C81])" office:value-type="float" office:value="5.53269372882203">
            <text:p>5.532693728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Calibration 3 9/7/20</text:p>
          </table:table-cell>
          <table:table-cell table:number-columns-repeated="1022"/>
        </table:table-row>
        <table:table-row table:style-name="ro1">
          <table:table-cell office:value-type="string">
            <text:p>in3</text:p>
          </table:table-cell>
          <table:table-cell/>
          <table:table-cell office:value-type="string">
            <text:p>out3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table:formula="of:=RADIANS([.A85])" office:value-type="float" office:value="2.8623399732707">
            <text:p>2.8623399733</text:p>
          </table:table-cell>
          <table:table-cell office:value-type="float" office:value="357">
            <text:p>357</text:p>
          </table:table-cell>
          <table:table-cell table:formula="of:=RADIANS([.C85])" office:value-type="float" office:value="6.23082542961976">
            <text:p>6.2308254296</text:p>
          </table:table-cell>
          <table:table-cell table:number-columns-repeated="1019"/>
        </table:table-row>
        <table:table-row table:style-name="ro1">
          <table:table-cell office:value-type="float" office:value="-143">
            <text:p>-143</text:p>
          </table:table-cell>
          <table:table-cell table:formula="of:=RADIANS([.A86])" office:value-type="float" office:value="-2.49582083035189">
            <text:p>-2.4958208304</text:p>
          </table:table-cell>
          <table:table-cell office:value-type="float" office:value="44">
            <text:p>44</text:p>
          </table:table-cell>
          <table:table-cell table:formula="of:=RADIANS([.C86])" office:value-type="float" office:value="0.767944870877505">
            <text:p>0.7679448709</text:p>
          </table:table-cell>
          <table:table-cell table:number-columns-repeated="1019"/>
        </table:table-row>
        <table:table-row table:style-name="ro1">
          <table:table-cell office:value-type="float" office:value="-81">
            <text:p>-81</text:p>
          </table:table-cell>
          <table:table-cell table:formula="of:=RADIANS([.A87])" office:value-type="float" office:value="-1.41371669411541">
            <text:p>-1.4137166941</text:p>
          </table:table-cell>
          <table:table-cell office:value-type="float" office:value="92">
            <text:p>92</text:p>
          </table:table-cell>
          <table:table-cell table:formula="of:=RADIANS([.C87])" office:value-type="float" office:value="1.60570291183478">
            <text:p>1.6057029118</text:p>
          </table:table-cell>
          <table:table-cell table:number-columns-repeated="1019"/>
        </table:table-row>
        <table:table-row table:style-name="ro1">
          <table:table-cell office:value-type="float" office:value="-38.1">
            <text:p>-38.1</text:p>
          </table:table-cell>
          <table:table-cell table:formula="of:=RADIANS([.A88])" office:value-type="float" office:value="-0.66497044500984">
            <text:p>-0.664970445</text:p>
          </table:table-cell>
          <table:table-cell office:value-type="float" office:value="134">
            <text:p>134</text:p>
          </table:table-cell>
          <table:table-cell table:formula="of:=RADIANS([.C88])" office:value-type="float" office:value="2.3387411976724">
            <text:p>2.3387411977</text:p>
          </table:table-cell>
          <table:table-cell table:number-columns-repeated="1019"/>
        </table:table-row>
        <table:table-row table:style-name="ro1">
          <table:table-cell office:value-type="float" office:value="5.16">
            <text:p>5.16</text:p>
          </table:table-cell>
          <table:table-cell table:formula="of:=RADIANS([.A89])" office:value-type="float" office:value="0.0900589894029074">
            <text:p>0.0900589894</text:p>
          </table:table-cell>
          <table:table-cell office:value-type="float" office:value="183">
            <text:p>183</text:p>
          </table:table-cell>
          <table:table-cell table:formula="of:=RADIANS([.C89])" office:value-type="float" office:value="3.19395253114962">
            <text:p>3.1939525311</text:p>
          </table:table-cell>
          <table:table-cell table:number-columns-repeated="1019"/>
        </table:table-row>
        <table:table-row table:style-name="ro1">
          <table:table-cell office:value-type="float" office:value="42.6">
            <text:p>42.6</text:p>
          </table:table-cell>
          <table:table-cell table:formula="of:=RADIANS([.A90])" office:value-type="float" office:value="0.743510261349584">
            <text:p>0.7435102613</text:p>
          </table:table-cell>
          <table:table-cell office:value-type="float" office:value="224">
            <text:p>224</text:p>
          </table:table-cell>
          <table:table-cell table:formula="of:=RADIANS([.C90])" office:value-type="float" office:value="3.9095375244673">
            <text:p>3.9095375245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formula="of:=RADIANS([.A91])" office:value-type="float" office:value="1.48352986419518">
            <text:p>1.4835298642</text:p>
          </table:table-cell>
          <table:table-cell office:value-type="float" office:value="271">
            <text:p>271</text:p>
          </table:table-cell>
          <table:table-cell table:formula="of:=RADIANS([.C91])" office:value-type="float" office:value="4.72984227290463">
            <text:p>4.7298422729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table:formula="of:=RADIANS([.A92])" office:value-type="float" office:value="2.14675497995303">
            <text:p>2.14675498</text:p>
          </table:table-cell>
          <table:table-cell office:value-type="float" office:value="314">
            <text:p>314</text:p>
          </table:table-cell>
          <table:table-cell table:formula="of:=RADIANS([.C92])" office:value-type="float" office:value="5.4803338512622">
            <text:p>5.4803338513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2">
          <table:table-cell office:value-type="string">
            <text:p>Calibration Check Calib #1 9/7/20</text:p>
          </table:table-cell>
          <table:table-cell table:number-columns-repeated="1022"/>
        </table:table-row>
        <table:table-row table:style-name="ro1">
          <table:table-cell office:value-type="string">
            <text:p>ST6000 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table:formula="of:=[.B99]-[.A99]" office:value-type="float" office:value="1">
            <text:p>1</text:p>
          </table:table-cell>
          <table:table-cell table:number-columns-repeated="2"/>
          <table:table-cell>
            <draw:frame table:end-cell-address="Sheet1.M119" table:end-x="0.1264in" table:end-y="0.078in" draw:z-index="2" draw:style-name="gr1" draw:text-style-name="P1" svg:width="6.2988in" svg:height="3.5429in" svg:x="0.0508in" svg:y="0.0913in">
              <draw:object draw:notify-on-update-of-ranges="Sheet1.B98:Sheet1.B98 Sheet1.B99:Sheet1.B137 Sheet1.A99:Sheet1.A137 Sheet1.C98:Sheet1.C98 Sheet1.C99:Sheet1.C137 Sheet1.A99:Sheet1.A13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table:formula="of:=[.B100]-[.A100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table:formula="of:=[.B101]-[.A101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table:formula="of:=[.B102]-[.A102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formula="of:=[.B103]-[.A103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[.B104]-[.A104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10">
            <text:p>210</text:p>
          </table:table-cell>
          <table:table-cell table:formula="of:=[.B105]-[.A10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106]-[.A10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92">
            <text:p>192</text:p>
          </table:table-cell>
          <table:table-cell table:formula="of:=[.B107]-[.A10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9">
            <text:p>179</text:p>
          </table:table-cell>
          <table:table-cell table:formula="of:=[.B108]-[.A10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109]-[.A10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formula="of:=[.B110]-[.A110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[.B111]-[.A11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3">
            <text:p>143</text:p>
          </table:table-cell>
          <table:table-cell table:formula="of:=[.B112]-[.A11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[.B113]-[.A113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formula="of:=[.B114]-[.A114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table:formula="of:=[.B115]-[.A115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2.5">
            <text:p>102.5</text:p>
          </table:table-cell>
          <table:table-cell table:formula="of:=[.B116]-[.A116]" office:value-type="float" office:value="2.5">
            <text:p>2.5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formula="of:=[.B117]-[.A117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formula="of:=[.B118]-[.A11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formula="of:=[.B119]-[.A119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B120]-[.A120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B121]-[.A12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122]-[.A122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B123]-[.A123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B124]-[.A124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125]-[.A125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table:formula="of:=[.B126]-[.A126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3">
            <text:p>353</text:p>
          </table:table-cell>
          <table:table-cell table:formula="of:=[.B127]-[.A127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table:formula="of:=[.B128]-[.A12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3">
            <text:p>333</text:p>
          </table:table-cell>
          <table:table-cell table:formula="of:=[.B129]-[.A129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table:formula="of:=[.B130]-[.A130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table:formula="of:=[.B131]-[.A131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03">
            <text:p>303</text:p>
          </table:table-cell>
          <table:table-cell table:formula="of:=[.B132]-[.A132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table:formula="of:=[.B133]-[.A133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table:formula="of:=[.B134]-[.A134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9">
            <text:p>279</text:p>
          </table:table-cell>
          <table:table-cell table:formula="of:=[.B135]-[.A135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[.B136]-[.A136]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table:formula="of:=[.B137]-[.A137]" office:value-type="float" office:value="7">
            <text:p>7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9/08/2020</text:date>, <text:time>16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9:55:03.33</meta:creation-date>
    <dc:date>2020-09-08T16:19:06.38</dc:date>
    <meta:editing-duration>PT19H23M23S</meta:editing-duration>
    <meta:editing-cycles>7</meta:editing-cycles>
    <meta:generator>OpenOffice.org/3.4.1$Win32 OpenOffice.org_project/341m1$Build-9593</meta:generator>
    <meta:document-statistic meta:table-count="3" meta:cell-count="3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15cm" svg:height="10.149cm" xlink:href=".." xlink:type="simple" chart:class="chart:scatter" chart:style-name="ch1">
        <chart:title svg:x="4.984cm" svg:y="0.338cm" chart:style-name="ch2">
          <text:p>Razor Calibration Result 9/7/20</text:p>
        </chart:title>
        <chart:plot-area chart:style-name="ch3" table:cell-range-address="Sheet1.A23:Sheet1.C69 Sheet1.B22:Sheet1.C22" chart:data-source-has-labels="row" svg:x="0.836cm" svg:y="1.017cm" svg:width="13.36cm" svg:height="8.293cm">
          <chartooo:coordinate-region svg:x="1.643cm" svg:y="1.229cm" svg:width="11.931cm" svg:height="7.408cm"/>
          <chart:axis chart:dimension="x" chart:name="primary-x" chart:style-name="ch4">
            <chart:title svg:x="5.474cm" svg:y="9.513cm" chart:style-name="ch5">
              <text:p>ST6000 Fluxgate Compass</text:p>
            </chart:title>
          </chart:axis>
          <chart:axis chart:dimension="y" chart:name="primary-y" chart:style-name="ch6">
            <chart:title svg:x="0.001cm" svg:y="5.644cm" chart:style-name="ch7">
              <text:p>Razor</text:p>
            </chart:title>
            <chart:grid chart:style-name="ch8" chart:class="major"/>
          </chart:axis>
          <chart:axis chart:dimension="y" chart:name="secondary-y" chart:style-name="ch9">
            <chart:title svg:x="14.519cm" svg:y="6.662cm" chart:style-name="ch7">
              <text:p>Diff: Razor - ST6000</text:p>
            </chart:title>
          </chart:axis>
          <chart:series chart:attached-axis="primary-y" chart:style-name="ch10" chart:values-cell-range-address="Sheet1.B23:Sheet1.B69" chart:label-cell-address="Sheet1.B22:Sheet1.B22" chart:class="chart:scatter">
            <chart:domain table:cell-range-address="Sheet1.A23:Sheet1.A69"/>
            <chart:data-point chart:repeated="47"/>
          </chart:series>
          <chart:series chart:attached-axis="secondary-y" chart:style-name="ch11" chart:values-cell-range-address="Sheet1.C23:Sheet1.C69" chart:label-cell-address="Sheet1.C22:Sheet1.C22" chart:class="chart:scatte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22:Sheet1.B22</svg:desc>
                </draw:g>
              </table:table-cell>
              <table:table-cell office:value-type="string">
                <text:p>Diff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Sheet1.A23:Sheet1.A69</svg:desc>
                </draw:g>
              </table:table-cell>
              <table:table-cell office:value-type="float" office:value="278">
                <text:p>278</text:p>
                <draw:g>
                  <svg:desc>Sheet1.B23:Sheet1.B69</svg:desc>
                </draw:g>
              </table:table-cell>
              <table:table-cell office:value-type="float" office:value="8">
                <text:p>8</text:p>
                <draw:g>
                  <svg:desc>Sheet1.C23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1.6">
                <text:p>41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">
                <text:p>265</text:p>
              </table:table-cell>
              <table:table-cell office:value-type="float" office:value="271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64">
                <text:p>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9">
                <text:p>329</text:p>
              </table:table-cell>
              <table:table-cell office:value-type="float" office:value="332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0">
                <text:p>290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1">
                <text:p>281</text:p>
              </table:table-cell>
              <table:table-cell office:value-type="float" office:value="288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">
                <text:p>258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70" chart:maximum="170" chart:reverse-direction="false" text:line-break="false" chart:axis-position="-20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60" chart:origin="-200" chart:reverse-direction="false" text:line-break="false" chart:axis-position="-20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D000000DD000000DD61BBAB4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>
        <chart:symbol-image xlink:href="Pictures/2000000D000000DD000000DD305D4BF5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title svg:x="5.324cm" svg:y="0.316cm" chart:style-name="ch2">
          <text:p>Razor SignalK Calibrations</text:p>
        </chart:title>
        <chart:legend svg:x="2.636cm" svg:y="2.262cm" style:legend-expansion="custom" chartooo:width="0.995cm" chartooo:height="1.672cm" style:legend-expansion-aspect-ratio="0.595095693779904" chart:style-name="ch3"/>
        <chart:plot-area chart:style-name="ch4" table:cell-range-address="Sheet1.A11:Sheet1.A19 Sheet1.C12:Sheet1.C19 Sheet1.A84:Sheet1.A84 Sheet1.C85:Sheet1.C92 Sheet1.A73:Sheet1.A73 Sheet1.C74:Sheet1.C81" chart:data-source-has-labels="row" svg:x="1.358cm" svg:y="1.649cm" svg:width="12.774cm" svg:height="6.17cm">
          <chartooo:coordinate-region svg:x="2.165cm" svg:y="1.71cm" svg:width="11.967cm" svg:height="5.436cm"/>
          <chart:axis chart:dimension="x" chart:name="primary-x" chart:style-name="ch5">
            <chart:title svg:x="6.603cm" svg:y="8cm" chart:style-name="ch6">
              <text:p>Razor IMU Yaw</text:p>
            </chart:title>
          </chart:axis>
          <chart:axis chart:dimension="y" chart:name="primary-y" chart:style-name="ch7">
            <chart:title svg:x="0.452cm" svg:y="6.776cm" chart:style-name="ch8">
              <text:p>ST6000 Fluxgate Compass</text:p>
            </chart:title>
            <chart:grid chart:style-name="ch9" chart:class="major"/>
          </chart:axis>
          <chart:series chart:style-name="ch10" chart:values-cell-range-address="Sheet1.C12:Sheet1.C19" chart:label-cell-address="Sheet1.A11:Sheet1.A11" chart:class="chart:scatter">
            <chart:domain table:cell-range-address="Sheet1.A12:Sheet1.A19"/>
            <chart:data-point chart:repeated="8"/>
          </chart:series>
          <chart:series chart:style-name="ch11" chart:values-cell-range-address="Sheet1.C85:Sheet1.C92" chart:label-cell-address="Sheet1.A84:Sheet1.A84" chart:class="chart:scatter">
            <chart:domain table:cell-range-address="Sheet1.A85:Sheet1.A92"/>
            <chart:data-point chart:repeated="8"/>
          </chart:series>
          <chart:series chart:style-name="ch12" chart:values-cell-range-address="Sheet1.C74:Sheet1.C81" chart:label-cell-address="Sheet1.A73:Sheet1.A73" chart:class="chart:scatter">
            <chart:domain table:cell-range-address="Sheet1.A74:Sheet1.A81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1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n3</text:p>
                <draw:g>
                  <svg:desc>Sheet1.A84:Sheet1.A8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n2</text:p>
                <draw:g>
                  <svg:desc>Sheet1.A73:Sheet1.A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3">
                <text:p>-143</text:p>
                <draw:g>
                  <svg:desc>Sheet1.A12:Sheet1.A19</svg:desc>
                </draw:g>
              </table:table-cell>
              <table:table-cell office:value-type="float" office:value="45">
                <text:p>45</text:p>
                <draw:g>
                  <svg:desc>Sheet1.C12:Sheet1.C19</svg:desc>
                </draw:g>
              </table:table-cell>
              <table:table-cell office:value-type="float" office:value="164">
                <text:p>164</text:p>
                <draw:g>
                  <svg:desc>Sheet1.A85:Sheet1.A92</svg:desc>
                </draw:g>
              </table:table-cell>
              <table:table-cell office:value-type="float" office:value="357">
                <text:p>357</text:p>
                <draw:g>
                  <svg:desc>Sheet1.C85:Sheet1.C92</svg:desc>
                </draw:g>
              </table:table-cell>
              <table:table-cell office:value-type="float" office:value="164">
                <text:p>164</text:p>
                <draw:g>
                  <svg:desc>Sheet1.A74:Sheet1.A81</svg:desc>
                </draw:g>
              </table:table-cell>
              <table:table-cell office:value-type="float" office:value="357">
                <text:p>357</text:p>
                <draw:g>
                  <svg:desc>Sheet1.C74:Sheet1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6">
                <text:p>-86</text:p>
              </table:table-cell>
              <table:table-cell office:value-type="float" office:value="90">
                <text:p>90</text:p>
              </table:table-cell>
              <table:table-cell office:value-type="float" office:value="-143">
                <text:p>-143</text:p>
              </table:table-cell>
              <table:table-cell office:value-type="float" office:value="44">
                <text:p>44</text:p>
              </table:table-cell>
              <table:table-cell office:value-type="float" office:value="-141">
                <text:p>-1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  <table:table-cell office:value-type="float" office:value="135">
                <text:p>135</text:p>
              </table:table-cell>
              <table:table-cell office:value-type="float" office:value="-81">
                <text:p>-81</text:p>
              </table:table-cell>
              <table:table-cell office:value-type="float" office:value="92">
                <text:p>92</text:p>
              </table:table-cell>
              <table:table-cell office:value-type="float" office:value="-83">
                <text:p>-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-38.1">
                <text:p>-38.1</text:p>
              </table:table-cell>
              <table:table-cell office:value-type="float" office:value="134">
                <text:p>134</text:p>
              </table:table-cell>
              <table:table-cell office:value-type="float" office:value="-38">
                <text:p>-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5.16">
                <text:p>5.16</text:p>
              </table:table-cell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270">
                <text:p>270</text:p>
              </table:table-cell>
              <table:table-cell office:value-type="float" office:value="42.6">
                <text:p>42.6</text:p>
              </table:table-cell>
              <table:table-cell office:value-type="float" office:value="224">
                <text:p>224</text:p>
              </table:table-cell>
              <table:table-cell office:value-type="float" office:value="40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315">
                <text:p>315</text:p>
              </table:table-cell>
              <table:table-cell office:value-type="float" office:value="85">
                <text:p>85</text:p>
              </table:table-cell>
              <table:table-cell office:value-type="float" office:value="271">
                <text:p>271</text:p>
              </table:table-cell>
              <table:table-cell office:value-type="float" office:value="84">
                <text:p>8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360">
                <text:p>360</text:p>
              </table:table-cell>
              <table:table-cell office:value-type="float" office:value="123">
                <text:p>123</text:p>
              </table:table-cell>
              <table:table-cell office:value-type="float" office:value="314">
                <text:p>314</text:p>
              </table:table-cell>
              <table:table-cell office:value-type="float" office:value="126">
                <text:p>126</text:p>
              </table:table-cell>
              <table:table-cell office:value-type="float" office:value="317">
                <text:p>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D000000DD000000DD61BBAB4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" chart:style-name="ch1">
        <chart:title svg:x="4.834cm" svg:y="0.316cm" chart:style-name="ch2">
          <text:p>Razor IMU Compass Calibration</text:p>
        </chart:title>
        <chart:legend svg:x="2.547cm" svg:y="1.57cm" style:legend-expansion="custom" chartooo:width="1.445cm" chartooo:height="1.148cm" style:legend-expansion-aspect-ratio="1.25871080139373" chart:style-name="ch3"/>
        <chart:plot-area chart:style-name="ch4" table:cell-range-address="Sheet1.A99:Sheet1.C137 Sheet1.B98:Sheet1.C98" chart:data-source-has-labels="row" svg:x="0.742cm" svg:y="0.935cm" svg:width="13.197cm" svg:height="7.543cm">
          <chartooo:coordinate-region svg:x="1.549cm" svg:y="1.147cm" svg:width="11.847cm" svg:height="6.658cm"/>
          <chart:axis chart:dimension="x" chart:name="primary-x" chart:style-name="ch5">
            <chart:title svg:x="4.531cm" svg:y="8.413cm" chart:style-name="ch6">
              <text:p>Raytheon ST6000 Fluxgate Compass </text:p>
            </chart:title>
          </chart:axis>
          <chart:axis chart:dimension="y" chart:name="primary-y" chart:style-name="ch5">
            <chart:title svg:x="0.001cm" svg:y="5.187cm" chart:style-name="ch7">
              <text:p>Razor</text:p>
            </chart:title>
            <chart:grid chart:style-name="ch8" chart:class="major"/>
          </chart:axis>
          <chart:axis chart:dimension="y" chart:name="secondary-y" chart:style-name="ch9">
            <chart:title svg:x="14.26cm" svg:y="5.994cm" chart:style-name="ch7">
              <text:p>(Razor - ST6000)</text:p>
            </chart:title>
          </chart:axis>
          <chart:series chart:attached-axis="primary-y" chart:style-name="ch10" chart:values-cell-range-address="Sheet1.B99:Sheet1.B137" chart:label-cell-address="Sheet1.B98:Sheet1.B98" chart:class="chart:scatter">
            <chart:domain table:cell-range-address="Sheet1.A99:Sheet1.A137"/>
            <chart:data-point chart:repeated="39"/>
          </chart:series>
          <chart:series chart:attached-axis="secondary-y" chart:style-name="ch11" chart:values-cell-range-address="Sheet1.C99:Sheet1.C137" chart:label-cell-address="Sheet1.C98:Sheet1.C98" chart:class="chart:scatte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98:Sheet1.B98</svg:desc>
                </draw:g>
              </table:table-cell>
              <table:table-cell office:value-type="string">
                <text:p>Diff</text:p>
                <draw:g>
                  <svg:desc>Sheet1.C98:Sheet1.C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Sheet1.A99:Sheet1.A137</svg:desc>
                </draw:g>
              </table:table-cell>
              <table:table-cell office:value-type="float" office:value="271">
                <text:p>271</text:p>
                <draw:g>
                  <svg:desc>Sheet1.B99:Sheet1.B137</svg:desc>
                </draw:g>
              </table:table-cell>
              <table:table-cell office:value-type="float" office:value="1">
                <text:p>1</text:p>
                <draw:g>
                  <svg:desc>Sheet1.C99:Sheet1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2.5">
                <text:p>10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1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1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8">
                <text:p>298</text:p>
              </table:table-cell>
              <table:table-cell office:value-type="float" office:value="303">
                <text:p>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3">
                <text:p>293</text:p>
              </table:table-cell>
              <table:table-cell office:value-type="float" office:value="298">
                <text:p>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">
                <text:p>272</text:p>
              </table:table-cell>
              <table:table-cell office:value-type="float" office:value="279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